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paragraph-rsid="00106e71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paragraph-rsid="00106e71" style:text-blinking="false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bold" officeooo:rsid="00106e71" officeooo:paragraph-rsid="00106e71" style:text-blinking="false" fo:background-color="transparen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5pt" fo:font-style="normal" style:text-underline-style="none" fo:font-weight="normal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155cc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officeooo:rsid="00106e71" officeooo:paragraph-rsid="00106e71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06e71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paragraph-rsid="00106e71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6e71" officeooo:paragraph-rsid="00106e71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653b7" officeooo:paragraph-rsid="001653b7" style:text-blinking="false" fo:background-color="transparent" style:font-size-asian="14pt" style:font-size-complex="14pt"/>
    </style:style>
    <style:style style:name="T1" style:family="text">
      <style:text-properties officeooo:rsid="000f9531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FreeSerif" fo:font-size="14pt" fo:font-style="normal" style:text-underline-style="solid" style:text-underline-width="auto" style:text-underline-color="font-color" fo:font-weight="normal" officeooo:rsid="00106e71" style:text-blinking="false" fo:background-color="transparent" loext:char-shading-value="0" style:font-size-asian="14pt" style:font-size-complex="14pt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06e71" fo:background-color="transparent" loext:char-shading-value="0"/>
    </style:style>
    <style:style style:name="T10" style:family="text">
      <style:text-properties fo:font-weight="bold" fo:background-color="transparent" loext:char-shading-value="0"/>
    </style:style>
    <style:style style:name="T11" style:family="text">
      <style:text-properties fo:font-weight="bold" officeooo:rsid="00106e71" fo:background-color="transparent" loext:char-shading-value="0"/>
    </style:style>
    <style:style style:name="T12" style:family="text">
      <style:text-properties officeooo:rsid="00136acb"/>
    </style:style>
    <style:style style:name="T13" style:family="text">
      <style:text-properties officeooo:rsid="001653b7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672eac99-7fff-7751-0d1d-70fd8dccf753"/>AYUNTAMIENTO DE MAHÓN</text:p>
      <text:p text:style-name="P8"/>
      <text:p text:style-name="P7"><text:span text:style-name="T1">MATRÍCULA</text:span> <text:span text:style-name="T1">DE LA</text:span> <text:span text:style-name="T1">E</text:span>SCUELA <text:span text:style-name="T1">M</text:span>UNICIPAL <text:span text:style-name="T1">DE M</text:span>A<text:span text:style-name="T1">H</text:span>Ó<text:span text:style-name="T1">N 2023-2024</text:span></text:p>
      <text:p text:style-name="P1"/>
      <text:p text:style-name="P1"/>
      <text:p text:style-name="P6"/>
      <text:p text:style-name="P2"><text:bookmark text:name="docs-internal-guid-b6051326-7fff-379f-ba5e-92983cdb1701"/>Queda abierto el plazo de matriculación en los cursos de la escuela municipal Mahón a los cur<text:span text:style-name="T13">s</text:span>os de cerámica, música, dibujo de 2023-2024.</text:p>
      <text:p text:style-name="P13"/>
      <text:p text:style-name="P3">Término de inscripción: Del 1 al 10 de septiembre, ambos días inclusiv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nformación:</text:p>
      <text:p text:style-name="P4"/>
      <text:p text:style-name="P4"><text:bookmark text:name="docs-internal-guid-8706e12e-7fff-a878-e032-c42e3b200d99"/><text:span text:style-name="T10">Direcció</text:span><text:span text:style-name="T11">n</text:span><text:span text:style-name="T10">:</text:span><text:span text:style-name="T8"> Claustre del Carme, 5. 1r pis</text:span><text:span text:style-name="T9">o</text:span></text:p>
      <text:p text:style-name="P4"><text:span text:style-name="T10">Có</text:span><text:span text:style-name="T11">digo </text:span><text:span text:style-name="T10">postal:</text:span><text:span text:style-name="T8"> 07701 - Ma</text:span><text:span text:style-name="T9">h</text:span><text:span text:style-name="T8">ó</text:span><text:span text:style-name="T9">n</text:span><text:span text:style-name="T8"> (Menorca)</text:span></text:p>
      <text:p text:style-name="P11"><text:span text:style-name="T2">Tel.</text:span><text:span text:style-name="T3"> 971 36 20 21</text:span></text:p>
      <text:p text:style-name="P10"><text:span text:style-name="T4">a/e:</text:span><text:span text:style-name="T5"> </text:span><text:a xlink:type="simple" xlink:href="mailto:escoles_municipals@ajmao.org" text:style-name="Internet_20_link" text:visited-style-name="Visited_20_Internet_20_Link"><text:span text:style-name="T6">escoles_municipals@ajmao.or</text:span></text:a><text:a xlink:type="simple" xlink:href="mailto:escoles_municipals@ajmao.org" text:style-name="Internet_20_link" text:visited-style-name="Visited_20_Internet_20_Link"><text:span text:style-name="T7">g</text:span></text:a></text:p>
      <text:p text:style-name="P9"/>
      <text:p text:style-name="P12">Horario: De lunes a viernes, de 18 a 21<text:span text:style-name="T12">h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2:16.348706678</meta:creation-date>
    <dc:date>2023-12-01T09:10:30.744311206</dc:date>
    <meta:editing-duration>PT11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6" meta:character-count="465" meta:non-whitespace-character-count="399"/>
  </office:meta>
</office:document-meta>
</file>